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3.485cm"/>
    </style:style>
    <style:style style:name="co3" style:family="table-column">
      <style:table-column-properties fo:break-before="auto" style:column-width="14.152cm"/>
    </style:style>
    <style:style style:name="co4" style:family="table-column">
      <style:table-column-properties fo:break-before="auto" style:column-width="9.94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19.503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3.722cm" fo:break-before="auto" style:use-optimal-row-height="fals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1.65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99ff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99ff66"/>
    </style:style>
    <style:style style:name="ce7" style:family="table-cell" style:parent-style-name="Excel_20_Built-in_20_Normal">
      <style:table-cell-properties fo:background-color="#ffffff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office:value-type="string">
            <text:p>SEO / ACCESSIBILITE</text:p>
          </table:table-cell>
          <table:table-cell office:value-type="string">
            <text:p>« Page 2 » nommée ainsi sur page d'accueil. 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3">
          <table:table-cell/>
          <table:table-cell office:value-type="string">
            <text:p>Lien d'accès vers la « Page 2 » sur la page 2.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4">
          <table:table-cell office:value-type="string">
            <text:p>SEO ACCESSIBILITE</text:p>
          </table:table-cell>
          <table:table-cell office:value-type="string">
            <text:p>&lt;Title&gt; La balise est vide.</text:p>
            <text:p>La Balise description aussi</text:p>
            <text:p><text:span text:style-name="T1">Pas de balise robot pour l'indexation</text:span></text:p>
          </table:table-cell>
          <table:table-cell office:value-type="string">
            <text:p>Ces balises métas doivent donner envie d'accéder à la page, mais </text:p>
            <text:p>également indiquer via des mots clefs, le type de contenu proposé.</text:p>
          </table:table-cell>
          <table:table-cell office:value-type="string">
            <text:p>Ajouter un titre et une description dans les règles,</text:p>
            <text:p>Du SEO, CAD avec mot clef et cohérence contenu,</text:p>
            <text:p>Ce qui permet aussi meilleure lecture par moteurs</text:p>
            <text:p>De recherche.Ajout balise robot, GA GSC, par con-</text:p>
            <text:p>Tre, si GA, RGPD !</text:p>
          </table:table-cell>
          <table:table-cell table:style-name="ce4"/>
          <table:table-cell office:value-type="string">
            <text:p>Cours OpenClassrooms « Réalisez un audit de votre site ».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Pas de langue définie, erreur code HTML au validateur W3C.</text:p>
          </table:table-cell>
          <table:table-cell office:value-type="string">
            <text:p>La valeur « default » est incorrecte</text:p>
            <text:p>Il faut toujours spécifier une langue</text:p>
            <text:p>Si plusieurs langues, il faut le spéc </text:p>
          </table:table-cell>
          <table:table-cell/>
          <table:table-cell table:style-name="ce4"/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SEO </text:p>
          </table:table-cell>
          <table:table-cell office:value-type="string">
            <text:p>Balise méta Keyword présente</text:p>
          </table:table-cell>
          <table:table-cell office:value-type="string">
            <text:p>Balise non prise en charge, aucun</text:p>
            <text:p>Intérêt, charge le html en contenu</text:p>
            <text:p>Inutile, et choix des keyswords</text:p>
            <text:p>Très peu judicieux (multiples répé-</text:p>
            <text:p>Titions = keyword stuffing.</text:p>
          </table:table-cell>
          <table:table-cell office:value-type="string">
            <text:p>Supprimer la balise et son contenu.</text:p>
          </table:table-cell>
          <table:table-cell table:style-name="ce4"/>
          <table:table-cell office:value-type="string">
            <text:p><text:a xlink:href="https://fr.semrush.com/blog/meta-keywords-en-seo/">https://fr.semrush.com/blog/meta-keywords-en-seo/</text:a>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Pas de hover sur le menu NAV.</text:p>
          </table:table-cell>
          <table:table-cell office:value-type="string">
            <text:p>Problème UX/UI, peut induire l'utili</text:p>
            <text:p>-sateur en erreur. De plus, dans ce</text:p>
            <text:p>Cas, parraît peu fonctionnel, et ob-</text:p>
            <text:p>Lige l'utilisateur à rechercher l'info.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/>
          <table:table-cell office:value-type="string">
            <text:p>Responsive à revoir, pas mal de breaks en version smartphone.</text:p>
          </table:table-cell>
          <table:table-cell office:value-type="string">
            <text:p>Mauvaise UX et indexation car google est dans une politique de « mo-</text:p>
            <text:p>Bile first ».</text:p>
          </table:table-cell>
          <table:table-cell/>
          <table:table-cell table:style-name="ce4"/>
          <table:table-cell office:value-type="string">
            <text:p><text:a xlink:href="https://developers.google.com/search/mobile-sites/mobile-first-indexing?hl=fr">https://developers.google.com/search/mobile-sites/mobile-first-indexing?hl=fr</text:a>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« Nous travaillons avec beaucoup de clients ». Texte trop intentio-</text:p>
            <text:p>Nnel, mauvaise mise en avant des actions.</text:p>
          </table:table-cell>
          <table:table-cell office:value-type="string">
            <text:p>Le texte est trop descriptif, il sous-entends que l'entreprise à</text:p>
            <text:p>déjà beaucoup de clients ce qui peut donner l'impression que</text:p>
            <text:p>Celle-ci cherche à se justifier. De plus, « Voici nos réalisations »,</text:p>
            <text:p>Comprends 4 vignettes, mal mises en avant, et donne l'impression que</text:p>
            <text:p>L'agence qui à pourtant « beaucoup de clients » n'a fait que 4 réals...</text:p>
          </table:table-cell>
          <table:table-cell office:value-type="string">
            <text:p>Dire « Ils nous font confiance » (plus </text:p>
            <text:p>Positif, renforce la légitimité de l'agence).</text:p>
            <text:p>Préciser qu'il s'agit de quelques réal.</text:p>
            <text:p>Faire un menu « Nos réalisations » </text:p>
            <text:p>Accessible depuis cette publication,</text:p>
            <text:p>Redirige vers une page avec toutes les</text:p>
            <text:p>Réals</text:p>
          </table:table-cell>
          <table:table-cell table:style-name="ce5"/>
          <table:table-cell office:value-type="string">
            <text:p/>
            <text:p><text:a xlink:href="https://lareclame.fr/140867-dossier-innovation-ux">https://lareclame.fr/140867-dossier-innovation-ux</text:a></text:p>
          </table:table-cell>
          <table:table-cell table:number-columns-repeated="1018"/>
        </table:table-row>
        <table:table-row table:style-name="ro8">
          <table:table-cell office:value-type="string">
            <text:p>ACCESSIBILITE SEO</text:p>
          </table:table-cell>
          <table:table-cell office:value-type="string">
            <text:p>ALT des images, notamment dans le « header », trop renseigné, </text:p>
            <text:p>Peu pertinent.</text:p>
          </table:table-cell>
          <table:table-cell office:value-type="string">
            <text:p>Les mots clefs n'ont rien à faire dans une description ayant pour but la</text:p>
            <text:p>Meilleur compréhension de ce qui est à l'écran pour les malvoyants, de</text:p>
            <text:p>Plus ce public aura une mauvaise expérience utilisateur. En outre, ce-</text:p>
            <text:p>Tte pratique pénalise le SEO.</text:p>
          </table:table-cell>
          <table:table-cell office:value-type="string">
            <text:p>S'en tenir à du contenu descriptif pour amélio-</text:p>
            <text:p>Rer l'accessibilité et l'UX pour les malvoyants.</text:p>
          </table:table-cell>
          <table:table-cell table:style-name="ce4"/>
          <table:table-cell office:value-type="string">
            <text:p>https://www.redacteur.com/blog/seo-balise-alt-images/</text:p>
          </table:table-cell>
          <table:table-cell table:number-columns-repeated="1018"/>
        </table:table-row>
        <table:table-row table:style-name="ro5">
          <table:table-cell office:value-type="string">
            <text:p>SEO </text:p>
          </table:table-cell>
          <table:table-cell office:value-type="string">
            <text:p>Il n'y a pas de balises sémantiques</text:p>
          </table:table-cell>
          <table:table-cell office:value-type="string">
            <text:p>Rends la lecture pour les moteurs de recherches et les utilisateurs</text:p>
            <text:p>Moins compréhensible, moins-value pour le SEO.</text:p>
          </table:table-cell>
          <table:table-cell office:value-type="string">
            <text:p>Structurer le code avec l'utilisation de balises</text:p>
            <text:p>Sémantiques, à minima le header, les sections</text:p>
            <text:p>, les articles, le footer …</text:p>
          </table:table-cell>
          <table:table-cell table:style-name="ce5"/>
          <table:table-cell office:value-type="string">
            <text:p><text:a xlink:href="https://blog.hubspot.fr/marketing/balises-semantiques">https://blog.hubspot.fr/marketing/balises-semantiques</text:a>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Les liens spammy dans le footer, leurs titres</text:p>
          </table:table-cell>
          <table:table-cell office:value-type="string">
            <text:p>Les liens ne semblent pas fiables, leurs titres n'est pas descriptif, ils</text:p>
            <text:p>Ne constituent pas une plus-value pour le site et son contenu.</text:p>
          </table:table-cell>
          <table:table-cell office:value-type="string">
            <text:p>Améliorer l'interface du footer (graphiquement,</text:p>
            <text:p>Disposition des éléments etc...), utiliser des </text:p>
            <text:p>Liens plus contextuels.</text:p>
          </table:table-cell>
          <table:table-cell table:style-name="ce4"/>
          <table:table-cell office:value-type="string">
            <text:p>https://www.209-agency.com/blog-seo/seo-technique/footer-et-seo-utile-pour-google/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Bloc-3 what I do, le texte n'a rien à faire ici. Impression de répétition</text:p>
          </table:table-cell>
          <table:table-cell office:value-type="string">
            <text:p>Il y a une partie descriptive un peu plus haut, qui explique brièvement</text:p>
            <text:p>La vocation de l'agence. Le bloc 3 pourrait être une description pour</text:p>
            <text:p>Une autre page « Qui sommes-nous ». N'apporte pas de plue-value.</text:p>
          </table:table-cell>
          <table:table-cell office:value-type="string">
            <text:p>La partie supérieur pourrait détailler la cible</text:p>
            <text:p>En spécifiant que les entrepreneurs accompagnés</text:p>
            <text:p>Sont majoritairement sur Lyon. </text:p>
          </table:table-cell>
          <table:table-cell table:style-name="ce3"/>
          <table:table-cell office:value-type="string">
            <text:p><text:a xlink:href="https://justsearch.fr/blog/seo-home-page-pourquoi-et-comment-optimiser-sa-page-daccueil/">https://justsearch.fr/blog/seo-home-page-pourquoi-et-comment-optimiser-sa-page-daccueil/</text:a>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3 blocs contacts</text:p>
          </table:table-cell>
          <table:table-cell office:value-type="string">
            <text:p>Alourdit la page, redondant, communication agressive</text:p>
          </table:table-cell>
          <table:table-cell office:value-type="string">
            <text:p>Réduire le nombre de formulaire de contact sur la </text:p>
            <text:p>Page à 1 ou 2, privilégiez le bas de page et l'en-</text:p>
            <text:p>Tête.</text:p>
          </table:table-cell>
          <table:table-cell table:style-name="ce3"/>
          <table:table-cell office:value-type="string">
            <text:p><text:a xlink:href="https://blog.hubspot.fr/marketing/conseils-referencement-articles">https://blog.hubspot.fr/marketing/conseils-referencement-articles</text:a></text:p>
            <text:p><text:a xlink:href="https://www.oscar-referencement.com/optimiser-page-contact-pour-de-meilleures-conversions/">https://www.oscar-referencement.com/optimiser-page-contact-pour-de-meilleures-conversions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ccessibilité</text:p>
          </table:table-cell>
          <table:table-cell office:value-type="string">
            <text:p>Page 2 : Des informations sont cachées par le bandeau orange.</text:p>
            <text:p>Problème sur le contraste des couleurs texte et background</text:p>
          </table:table-cell>
          <table:table-cell office:value-type="string">
            <text:p>Problème lié à l'UX, peut générer du rebond, et déréférencer le site.</text:p>
            <text:p>Peut potentiellement être interprété par Google comme du Black-Hat SEO.</text:p>
          </table:table-cell>
          <table:table-cell office:value-type="string">
            <text:p>Utilisation de couleur en adéquation avec les direct</text:p>
            <text:p>Ives du WCAG</text:p>
          </table:table-cell>
          <table:table-cell table:style-name="ce6"/>
          <table:table-cell office:value-type="string">
            <text:p><text:a xlink:href="https://www.w3.org/WAI/standards-guidelines/wcag/">https://www.w3.org/WAI/standards-guidelines/wcag/</text:a>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Black-hat dans le footer ! + keywords stuffing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5">
          <table:table-cell office:value-type="string">
            <text:p>Accessibilité</text:p>
          </table:table-cell>
          <table:table-cell office:value-type="string">
            <text:p>Les liens du menu nav débordent dans la page 2.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Absence de machine à contenu</text:p>
          </table:table-cell>
          <table:table-cell table:number-columns-repeated="3"/>
          <table:table-cell office:value-type="string">
            <text:p><text:a xlink:href="https://www.journalducm.com/contenu-seo-pourquoi-et-comment-en-produire/">https://www.journalducm.com/contenu-seo-pourquoi-et-comment-en-produire/</text:a>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Envisager des nouer des partenariats plus pertinents</text:p>
          </table:table-cell>
          <table:table-cell office:value-type="string">
            <text:p>Les partenaires actuelles sont certes non-concurrent, mais n'apporte</text:p>
            <text:p>Aucune plus-value et légitimité à l'agence.</text:p>
          </table:table-cell>
          <table:table-cell table:number-columns-repeated="2"/>
          <table:table-cell office:value-type="string">
            <text:p>Cours OpenClassrooms « Nouez des partenariats».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Tout les scripts ne sont pas en defer</text:p>
          </table:table-cell>
          <table:table-cell office:value-type="string">
            <text:p>La compression permets une lecture plus rapide du contenu JS ou</text:p>
            <text:p>CSS grâce à cette mention, dans ce cas, les robots google pourraient</text:p>
            <text:p>Passer à côté du contenu.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résence de texte sous forme d'images</text:p>
          </table:table-cell>
          <table:table-cell office:value-type="string">
            <text:p>Donc pas de mots-clef pour le google bot, plus de temps de chargem-</text:p>
            <text:p>Ent, et mauvais pour le responsive, mauvaise UX</text:p>
          </table:table-cell>
          <table:table-cell/>
          <table:table-cell table:style-name="ce6"/>
          <table:table-cell office:value-type="string">
            <text:p>https://justsearch.fr/blog/quest-ce-quun-keyword-en-seo-et-sea/#:~:text=En%20SEO%20(ou%20Search%20Engine,recherche%2C%20mais%20surtout%20des%20internautes.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Site sans www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Mauvaise compression des images</text:p>
          </table:table-cell>
          <table:table-cell office:value-type="string">
            <text:p>Téléchargement lent, plus grosse consommation de données, non ada</text:p>
            <text:p>Pté au format mobile.</text:p>
          </table:table-cell>
          <table:table-cell office:value-type="string">
            <text:p>WebP et AVIF à privilégier comme format.</text:p>
          </table:table-cell>
          <table:table-cell table:style-name="ce6"/>
          <table:table-cell office:value-type="string">
            <text:p>https://www.la-revanche-des-sites.fr/blog/pourquoi-et-comment-optimiser-ses-images-pour-le-seo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CSS et JS pas minifiés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5">
          <table:table-cell/>
          <table:table-cell office:value-type="string">
            <text:p>Logo sans dimensions fixes</text:p>
          </table:table-cell>
          <table:table-cell table:number-columns-repeated="2"/>
          <table:table-cell table:style-name="ce6"/>
          <table:table-cell office:value-type="string">
            <text:p>https://www.logaster.fr/blog/logo-sizes/</text:p>
          </table:table-cell>
          <table:table-cell table:number-columns-repeated="1018"/>
        </table:table-row>
        <table:table-row table:style-name="ro9">
          <table:table-cell/>
          <table:table-cell office:value-type="string">
            <text:p>Mise en place de Search Console et Analytics</text:p>
          </table:table-cell>
          <table:table-cell table:number-columns-repeated="1022"/>
        </table:table-row>
        <table:table-row table:style-name="ro9" table:number-rows-repeated="4">
          <table:table-cell table:number-columns-repeated="1024"/>
        </table:table-row>
        <table:table-row table:style-name="ro1" table:number-rows-repeated="968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05/04/2022</text:date>, <text:time>14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5T14:01:19.65</dc:date>
    <meta:generator>OpenOffice/4.1.8$Win32 OpenOffice.org_project/418m3$Build-9803</meta:generator>
    <meta:editing-duration>PT12H40S</meta:editing-duration>
    <meta:editing-cycles>17</meta:editing-cycles>
    <meta:document-statistic meta:table-count="1" meta:cell-count="82" meta:object-count="0"/>
  </office:meta>
</office:document-meta>
</file>